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>
  <office:automatic-styles>
    <style:style style:name="c0" style:family="text">
      <style:text-properties fo:font-family="Sans"/>
    </style:style>
    <style:style style:name="c2" style:family="text">
      <style:text-properties fo:font-family="Sans" fo:font-size="11.3405pt"/>
    </style:style>
    <style:style style:name="p5" style:family="paragraph">
      <style:paragraph-properties fo:margin-left="11.61pt" fo:keep-together="true"/>
    </style:style>
    <style:style style:name="c6" style:family="text">
      <style:text-properties fo:font-family="Sans" fo:font-size="11.7018pt"/>
    </style:style>
    <style:style style:name="p7" style:family="paragraph">
      <style:paragraph-properties fo:margin-top="22.47pt" fo:margin-left="11.61pt" fo:keep-together="true"/>
    </style:style>
    <style:style style:name="p8" style:family="paragraph">
      <style:paragraph-properties fo:margin-top="22.1475pt" fo:margin-left="13.8675pt" fo:keep-together="true"/>
    </style:style>
    <style:style style:name="p9" style:family="paragraph">
      <style:paragraph-properties fo:margin-top="0.2175pt" fo:margin-left="11.9325pt" fo:keep-together="true"/>
    </style:style>
  </office:automatic-styles>
  <office:body>
    <office:text>
      <text:p text:style-name="p5"><text:span text:style-name="c2">This is deededxedxa lot of 12 point text to test the</text:span></text:p>
      <text:p text:style-name="p7"><text:span text:style-name="c6">The quick brown dog jumped over the</text:span></text:p>
      <text:p text:style-name="p8"><text:span text:style-name="c6">jumped over the lazy fox. The quick</text:span></text:p>
      <text:p text:style-name="p9"><text:span text:style-name="c6">brown dog jumped over the lazy fox.</text:span></text:p>
    </office:text>
  </office:body>
</office:document-content>
</file>